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Milliseconds to BP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PQ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per min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esired bpm</text:p>
          </table:table-cell>
          <table:table-cell table:style-name="ce1" office:value-type="string" calcext:value-type="string">
            <text:p>beats per sec</text:p>
          </table:table-cell>
          <table:table-cell table:style-name="ce1" office:value-type="string" calcext:value-type="string">
            <text:p>mS per quarter</text:p>
          </table:table-cell>
          <table:table-cell table:style-name="ce1" office:value-type="string" calcext:value-type="string">
            <text:p>mS per tick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0]/[.$B$8]" office:value-type="float" office:value="2" calcext:value-type="float">
            <text:p>2</text:p>
          </table:table-cell>
          <table:table-cell table:formula="of:=1000/[.B10]" office:value-type="float" office:value="500" calcext:value-type="float">
            <text:p>500</text:p>
          </table:table-cell>
          <table:table-cell table:formula="of:=[.C10]/[.$B$7]" office:value-type="float" office:value="20.8333333333333" calcext:value-type="float">
            <text:p>20.83333333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1]/[.$B$8]" office:value-type="float" office:value="0.5" calcext:value-type="float">
            <text:p>0.5</text:p>
          </table:table-cell>
          <table:table-cell table:formula="of:=1000/[.B11]" office:value-type="float" office:value="2000" calcext:value-type="float">
            <text:p>2000</text:p>
          </table:table-cell>
          <table:table-cell table:formula="of:=[.C11]/[.$B$7]" office:value-type="float" office:value="83.3333333333333" calcext:value-type="float">
            <text:p>83.333333333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2]/[.$B$8]" office:value-type="float" office:value="1" calcext:value-type="float">
            <text:p>1</text:p>
          </table:table-cell>
          <table:table-cell table:formula="of:=1000/[.B12]" office:value-type="float" office:value="1000" calcext:value-type="float">
            <text:p>1000</text:p>
          </table:table-cell>
          <table:table-cell table:formula="of:=[.C12]/[.$B$7]" office:value-type="float" office:value="41.6666666666667" calcext:value-type="float">
            <text:p>41.666666666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/[.$B$8]" office:value-type="float" office:value="1.5" calcext:value-type="float">
            <text:p>1.5</text:p>
          </table:table-cell>
          <table:table-cell table:formula="of:=1000/[.B13]" office:value-type="float" office:value="666.666666666667" calcext:value-type="float">
            <text:p>666.6666666667</text:p>
          </table:table-cell>
          <table:table-cell table:formula="of:=[.C13]/[.$B$7]" office:value-type="float" office:value="27.7777777777778" calcext:value-type="float">
            <text:p>27.777777777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/[.$B$8]" office:value-type="float" office:value="2" calcext:value-type="float">
            <text:p>2</text:p>
          </table:table-cell>
          <table:table-cell table:formula="of:=1000/[.B14]" office:value-type="float" office:value="500" calcext:value-type="float">
            <text:p>500</text:p>
          </table:table-cell>
          <table:table-cell table:formula="of:=[.C14]/[.$B$7]" office:value-type="float" office:value="20.8333333333333" calcext:value-type="float">
            <text:p>20.833333333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]/[.$B$8]" office:value-type="float" office:value="2.5" calcext:value-type="float">
            <text:p>2.5</text:p>
          </table:table-cell>
          <table:table-cell table:formula="of:=1000/[.B15]" office:value-type="float" office:value="400" calcext:value-type="float">
            <text:p>400</text:p>
          </table:table-cell>
          <table:table-cell table:formula="of:=[.C15]/[.$B$7]" office:value-type="float" office:value="16.6666666666667" calcext:value-type="float">
            <text:p>16.666666666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6]/[.$B$8]" office:value-type="float" office:value="3" calcext:value-type="float">
            <text:p>3</text:p>
          </table:table-cell>
          <table:table-cell table:formula="of:=1000/[.B16]" office:value-type="float" office:value="333.333333333333" calcext:value-type="float">
            <text:p>333.3333333333</text:p>
          </table:table-cell>
          <table:table-cell table:formula="of:=[.C16]/[.$B$7]" office:value-type="float" office:value="13.8888888888889" calcext:value-type="float">
            <text:p>13.888888888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7]/[.$B$8]" office:value-type="float" office:value="3.5" calcext:value-type="float">
            <text:p>3.5</text:p>
          </table:table-cell>
          <table:table-cell table:formula="of:=1000/[.B17]" office:value-type="float" office:value="285.714285714286" calcext:value-type="float">
            <text:p>285.7142857143</text:p>
          </table:table-cell>
          <table:table-cell table:formula="of:=[.C17]/[.$B$7]" office:value-type="float" office:value="11.9047619047619" calcext:value-type="float">
            <text:p>11.904761904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8]/[.$B$8]" office:value-type="float" office:value="4" calcext:value-type="float">
            <text:p>4</text:p>
          </table:table-cell>
          <table:table-cell table:formula="of:=1000/[.B18]" office:value-type="float" office:value="250" calcext:value-type="float">
            <text:p>250</text:p>
          </table:table-cell>
          <table:table-cell table:formula="of:=[.C18]/[.$B$7]" office:value-type="float" office:value="10.4166666666667" calcext:value-type="float">
            <text:p>10.416666666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19]/[.$B$8]" office:value-type="float" office:value="4.5" calcext:value-type="float">
            <text:p>4.5</text:p>
          </table:table-cell>
          <table:table-cell table:formula="of:=1000/[.B19]" office:value-type="float" office:value="222.222222222222" calcext:value-type="float">
            <text:p>222.2222222222</text:p>
          </table:table-cell>
          <table:table-cell table:formula="of:=[.C19]/[.$B$7]" office:value-type="float" office:value="9.25925925925926" calcext:value-type="float">
            <text:p>9.259259259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20]/[.$B$8]" office:value-type="float" office:value="5" calcext:value-type="float">
            <text:p>5</text:p>
          </table:table-cell>
          <table:table-cell table:formula="of:=1000/[.B20]" office:value-type="float" office:value="200" calcext:value-type="float">
            <text:p>200</text:p>
          </table:table-cell>
          <table:table-cell table:formula="of:=[.C20]/[.$B$7]" office:value-type="float" office:value="8.33333333333333" calcext:value-type="float">
            <text:p>8.3333333333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style-name="ce1" office:value-type="string" calcext:value-type="string">
            <text:p>Potv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string" calcext:value-type="string">
            <text:p>bpm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75/1023)*[.A28])+8" office:value-type="float" office:value="8" calcext:value-type="float">
            <text:p>8</text:p>
          </table:table-cell>
          <table:table-cell table:formula="of:=1000/([.B28]*[.$B$7])" office:value-type="float" office:value="5.20833333333333" calcext:value-type="float">
            <text:p>5.2083333333</text:p>
          </table:table-cell>
          <table:table-cell table:formula="of:=[.C28]*60" office:value-type="float" office:value="312.5" calcext:value-type="float">
            <text:p>312.5</text:p>
          </table:table-cell>
          <table:table-cell office:value-type="float" office:value="20" calcext:value-type="float">
            <text:p>20</text:p>
          </table:table-cell>
          <table:table-cell table:formula="of:=1000/([.E28]*[.$B$7])" office:value-type="float" office:value="2.08333333333333" calcext:value-type="float">
            <text:p>2.0833333333</text:p>
          </table:table-cell>
          <table:table-cell table:formula="of:=[.F28]*60"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((75/1023)*[.A29])+8" office:value-type="float" office:value="12.6920821114369" calcext:value-type="float">
            <text:p>12.6920821114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(75/1023)*[.A30])+8" office:value-type="float" office:value="17.3841642228739" calcext:value-type="float">
            <text:p>17.3841642229</text:p>
          </table:table-cell>
          <table:table-cell table:formula="of:=1000/([.B30]*[.$B$7])" office:value-type="float" office:value="2.39681736392263" calcext:value-type="float">
            <text:p>2.3968173639</text:p>
          </table:table-cell>
          <table:table-cell table:formula="of:=[.C30]*60" office:value-type="float" office:value="143.809041835358" calcext:value-type="float">
            <text:p>143.8090418354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((75/1023)*[.A31])+8" office:value-type="float" office:value="22.0762463343109" calcext:value-type="float">
            <text:p>22.0762463343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(75/1023)*[.A32])+8" office:value-type="float" office:value="26.7683284457478" calcext:value-type="float">
            <text:p>26.7683284457</text:p>
          </table:table-cell>
          <table:table-cell table:formula="of:=1000/([.B32]*[.$B$7])" office:value-type="float" office:value="1.5565658778849" calcext:value-type="float">
            <text:p>1.5565658779</text:p>
          </table:table-cell>
          <table:table-cell table:formula="of:=[.C32]*60" office:value-type="float" office:value="93.3939526730938" calcext:value-type="float">
            <text:p>93.3939526731</text:p>
          </table:table-cell>
          <table:table-cell table:number-columns-repeated="3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((75/1023)*[.A33])+8" office:value-type="float" office:value="31.4604105571847" calcext:value-type="float">
            <text:p>31.4604105572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(75/1023)*[.A34])+8" office:value-type="float" office:value="36.1524926686217" calcext:value-type="float">
            <text:p>36.1524926686</text:p>
          </table:table-cell>
          <table:table-cell table:formula="of:=1000/([.B34]*[.$B$7])" office:value-type="float" office:value="1.15252541639628" calcext:value-type="float">
            <text:p>1.1525254164</text:p>
          </table:table-cell>
          <table:table-cell table:formula="of:=[.C34]*60" office:value-type="float" office:value="69.1515249837768" calcext:value-type="float">
            <text:p>69.1515249838</text:p>
          </table:table-cell>
          <table:table-cell table:number-columns-repeated="3"/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((75/1023)*[.A35])+8" office:value-type="float" office:value="40.8445747800587" calcext:value-type="float">
            <text:p>40.8445747801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(75/1023)*[.A36])+8" office:value-type="float" office:value="45.5366568914956" calcext:value-type="float">
            <text:p>45.5366568915</text:p>
          </table:table-cell>
          <table:table-cell table:formula="of:=1000/([.B36]*[.$B$7])" office:value-type="float" office:value="0.915013738622703" calcext:value-type="float">
            <text:p>0.9150137386</text:p>
          </table:table-cell>
          <table:table-cell table:formula="of:=[.C36]*60" office:value-type="float" office:value="54.9008243173622" calcext:value-type="float">
            <text:p>54.9008243174</text:p>
          </table:table-cell>
          <table:table-cell table:number-columns-repeated="3"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((75/1023)*[.A37])+8" office:value-type="float" office:value="50.2287390029326" calcext:value-type="float">
            <text:p>50.2287390029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(75/1023)*[.A38])+8" office:value-type="float" office:value="54.9208211143695" calcext:value-type="float">
            <text:p>54.9208211144</text:p>
          </table:table-cell>
          <table:table-cell table:formula="of:=1000/([.B38]*[.$B$7])" office:value-type="float" office:value="0.758667948170298" calcext:value-type="float">
            <text:p>0.7586679482</text:p>
          </table:table-cell>
          <table:table-cell table:formula="of:=[.C38]*60" office:value-type="float" office:value="45.5200768902179" calcext:value-type="float">
            <text:p>45.5200768902</text:p>
          </table:table-cell>
          <table:table-cell table:number-columns-repeated="3"/>
        </table:table-row>
        <table:table-row table:style-name="ro2">
          <table:table-cell office:value-type="float" office:value="704" calcext:value-type="float">
            <text:p>704</text:p>
          </table:table-cell>
          <table:table-cell table:formula="of:=((75/1023)*[.A39])+8" office:value-type="float" office:value="59.6129032258065" calcext:value-type="float">
            <text:p>59.6129032258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(75/1023)*[.A40])+8" office:value-type="float" office:value="64.3049853372434" calcext:value-type="float">
            <text:p>64.3049853372</text:p>
          </table:table-cell>
          <table:table-cell table:formula="of:=1000/([.B40]*[.$B$7])" office:value-type="float" office:value="0.647953909765292" calcext:value-type="float">
            <text:p>0.6479539098</text:p>
          </table:table-cell>
          <table:table-cell table:formula="of:=[.C40]*60" office:value-type="float" office:value="38.8772345859175" calcext:value-type="float">
            <text:p>38.8772345859</text:p>
          </table:table-cell>
          <table:table-cell table:number-columns-repeated="3"/>
        </table:table-row>
        <table:table-row table:style-name="ro2">
          <table:table-cell office:value-type="float" office:value="832" calcext:value-type="float">
            <text:p>832</text:p>
          </table:table-cell>
          <table:table-cell table:formula="of:=((75/1023)*[.A41])+8" office:value-type="float" office:value="68.9970674486804" calcext:value-type="float">
            <text:p>68.9970674487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(75/1023)*[.A42])+8" office:value-type="float" office:value="73.6891495601173" calcext:value-type="float">
            <text:p>73.6891495601</text:p>
          </table:table-cell>
          <table:table-cell table:formula="of:=1000/([.B42]*[.$B$7])" office:value-type="float" office:value="0.565438289292157" calcext:value-type="float">
            <text:p>0.5654382893</text:p>
          </table:table-cell>
          <table:table-cell table:formula="of:=[.C42]*60" office:value-type="float" office:value="33.9262973575295" calcext:value-type="float">
            <text:p>33.9262973575</text:p>
          </table:table-cell>
          <table:table-cell table:number-columns-repeated="3"/>
        </table:table-row>
        <table:table-row table:style-name="ro2">
          <table:table-cell office:value-type="float" office:value="960" calcext:value-type="float">
            <text:p>960</text:p>
          </table:table-cell>
          <table:table-cell table:formula="of:=((75/1023)*[.A43])+8" office:value-type="float" office:value="78.3812316715543" calcext:value-type="float">
            <text:p>78.3812316716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m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(75/1023)*[.A44])+8" office:value-type="float" office:value="83" calcext:value-type="float">
            <text:p>83</text:p>
          </table:table-cell>
          <table:table-cell table:formula="of:=1000/([.B44]*[.$B$7])" office:value-type="float" office:value="0.502008032128514" calcext:value-type="float">
            <text:p>0.5020080321</text:p>
          </table:table-cell>
          <table:table-cell table:formula="of:=[.C44]*60" office:value-type="float" office:value="30.1204819277108" calcext:value-type="float">
            <text:p>30.12048192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000-00-00T00:00:01.195570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6:43:10.663000000</meta:creation-date>
    <dc:date>2015-03-26T17:20:05.322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131" meta:object-count="0"/>
  </office:meta>
</office:document-meta>
</file>